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92e" officeooo:paragraph-rsid="000fb92e"/>
    </style:style>
    <style:style style:name="P2" style:family="paragraph" style:parent-style-name="Standard">
      <style:paragraph-properties fo:text-align="start" style:justify-single-word="false"/>
      <style:text-properties officeooo:rsid="000fb92e" officeooo:paragraph-rsid="000fb92e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b92e" officeooo:paragraph-rsid="000fb92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11ddd" officeooo:paragraph-rsid="00111ddd"/>
    </style:style>
    <style:style style:name="P5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6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111ddd" officeooo:paragraph-rsid="00111ddd" fo:background-color="#1e1e1e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c586c0"/>
    </style:style>
    <style:style style:name="T4" style:family="text">
      <style:text-properties fo:color="#dcdcaa"/>
    </style:style>
    <style:style style:name="T5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3 (Vue Setting routes)-</text:p>
      <text:p text:style-name="P1"/>
      <text:p text:style-name="P2"/>
      <text:p text:style-name="P2">Routing likhar system:</text:p>
      <text:p text:style-name="P2"/>
      <text:p text:style-name="P2">Index.js =&gt; amra joto routing korbo sob ei file a likhbo. As like as web.php</text:p>
      <text:p text:style-name="P2">Route likhar system:</text:p>
      <text:p text:style-name="P2"/>
      <text:p text:style-name="P2">path’’ =&gt; path means Url . Amra jokhon ai component e hit korbo seita kon url a jabe oita .</text:p>
      <text:p text:style-name="P2">Name’’ =&gt; component create korar somoy amra import a jei name diyesi oita .</text:p>
      <text:p text:style-name="P2">Component <text:s/>=&gt; amra kon file theke data import koresi <text:s/>oi name.</text:p>
      <text:p text:style-name="P2"/>
      <text:p text:style-name="P2"/>
      <text:p text:style-name="P2">Akta bapar mone rakhte hobe .</text:p>
      <text:p text:style-name="P2"/>
      <text:p text:style-name="P3">Amra jei route I toiri kori na keno amder first oi route er component ta import korie nite hobe .</text:p>
      <text:p text:style-name="P2">************************************************************** </text:p>
      <text:p text:style-name="P2"/>
      <text:p text:style-name="P4">amra routing <text:s/>2 type e korte pari :</text:p>
      <text:p text:style-name="P4"/>
      <text:p text:style-name="P4">type one:</text:p>
      <text:p text:style-name="P4"/>
      <text:p text:style-name="P6"><text:span text:style-name="T3">import</text:span> <text:span text:style-name="T1">contact</text:span> <text:span text:style-name="T3">from</text:span> <text:span text:style-name="T2">'../components/contact.vue'</text:span></text:p>
      <text:p text:style-name="P4"/>
      <text:p text:style-name="P4"/>
      <text:p text:style-name="P6">{</text:p>
      <text:p text:style-name="P5"><text:span text:style-name="T1">path:</text:span><text:span text:style-name="T2">'/contact'</text:span>,</text:p>
      <text:p text:style-name="P5"><text:span text:style-name="T1">name:</text:span><text:span text:style-name="T2">'contact'</text:span>,</text:p>
      <text:p text:style-name="P5"><text:span text:style-name="T1">component:contact</text:span></text:p>
      <text:p text:style-name="P5">},</text:p>
      <text:p text:style-name="P4"/>
      <text:p text:style-name="P4">type two:</text:p>
      <text:p text:style-name="P4"/>
      <text:p text:style-name="P6">{</text:p>
      <text:p text:style-name="P5"><text:span text:style-name="T1">path:</text:span><text:span text:style-name="T2">'/portfolio'</text:span>,</text:p>
      <text:p text:style-name="P5"><text:span text:style-name="T1">name:</text:span><text:span text:style-name="T2">'portfolio'</text:span>,</text:p>
      <text:p text:style-name="P5"><text:span text:style-name="T4">component</text:span><text:span text:style-name="T1">:</text:span> ()<text:span text:style-name="T5">=&gt;import</text:span>(<text:span text:style-name="T2">'../components/portfolio.vue'</text:span>)</text:p>
      <text:p text:style-name="P5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0:25:51.810929299</meta:creation-date>
    <dc:date>2020-04-22T00:39:34.968294222</dc:date>
    <meta:editing-duration>PT13M4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24" meta:character-count="802" meta:non-whitespace-character-count="698"/>
  </office:meta>
</office:document-meta>
</file>